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3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14cm" fo:min-width="4.16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5.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5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996cm" fo:min-width="1.3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3.1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962cm" fo:min-width="1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921cm" fo:min-width="1.239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356cm"/>
    </style:style>
    <style:style style:name="gr10" style:family="graphic" style:parent-style-name="standard">
      <style:graphic-properties svg:stroke-color="#999999" draw:fill="none" draw:textarea-horizontal-align="justify" draw:textarea-vertical-align="middle" draw:auto-grow-height="false" fo:min-height="0.95cm" fo:min-width="6.9cm"/>
    </style:style>
    <style:style style:name="gr11" style:family="graphic" style:parent-style-name="standard">
      <style:graphic-properties svg:stroke-color="#999999" draw:fill="none" draw:textarea-horizontal-align="justify" draw:textarea-vertical-align="middle" draw:auto-grow-height="false" fo:min-height="13.25cm" fo:min-width="6.9cm"/>
    </style:style>
    <style:style style:name="gr12" style:family="graphic" style:parent-style-name="standard">
      <style:graphic-properties draw:stroke="none" draw:fill="solid" draw:fill-color="#ffffff" draw:shadow="hidden"/>
    </style:style>
    <style:style style:name="gr1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4" style:family="graphic" style:parent-style-name="standard">
      <style:graphic-properties draw:stroke="none" draw:fill="none" draw:textarea-vertical-align="middle" fo:min-height="1.558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solid" svg:stroke-width="0.008cm" svg:stroke-color="#000000" draw:marker-end-width="0.276cm" svg:stroke-opacity="100%" draw:stroke-linejoin="round" svg:stroke-linecap="round" draw:fill="none" draw:textarea-vertical-align="middle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solid" svg:stroke-width="0.008cm" svg:stroke-color="#00000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7" style:family="graphic" style:parent-style-name="standard">
      <style:graphic-properties draw:stroke="solid" svg:stroke-width="0.008cm" svg:stroke-color="#00000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svg:stroke-color="#999999" draw:fill="none" draw:textarea-horizontal-align="justify" draw:textarea-vertical-align="middle" draw:auto-grow-height="false" fo:min-height="0.95cm" fo:min-width="13.4cm"/>
    </style:style>
    <style:style style:name="gr19" style:family="graphic" style:parent-style-name="standard">
      <style:graphic-properties svg:stroke-color="#999999" draw:fill="none" draw:textarea-horizontal-align="justify" draw:textarea-vertical-align="middle" draw:auto-grow-height="false" fo:min-height="13.25cm" fo:min-width="13.4cm"/>
    </style:style>
    <style:style style:name="gr20" style:family="graphic" style:parent-style-name="standard">
      <style:graphic-properties svg:stroke-color="#999999" draw:fill="none" draw:textarea-horizontal-align="justify" draw:textarea-vertical-align="middle" draw:auto-grow-height="false" fo:min-height="13.25cm" fo:min-width="3.8cm"/>
    </style:style>
    <style:style style:name="gr21" style:family="graphic" style:parent-style-name="standard">
      <style:graphic-properties svg:stroke-color="#999999" draw:fill="none" draw:textarea-horizontal-align="justify" draw:textarea-vertical-align="middle" draw:auto-grow-height="false" fo:min-height="0.95cm" fo:min-width="3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margin-top="0cm" fo:margin-bottom="0.1cm" fo:text-align="center"/>
      <style:text-properties fo:font-size="10pt"/>
    </style:style>
    <style:style style:name="P4" style:family="paragraph">
      <loext:graphic-properties draw:fill="solid" draw:fill-color="#ffffff"/>
      <style:text-properties fo:font-size="10pt"/>
    </style:style>
    <style:style style:name="P5" style:family="paragraph">
      <loext:graphic-properties draw:fill="none"/>
      <style:text-properties fo:font-size="10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0pt"/>
    </style:style>
    <style:style style:name="T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1cm" draw:transform="rotate (-3.14141812066459) translate (12.4cm 13.796cm)">
          <text:p text:style-name="P1"><text:span text:style-name="T1">Process event</text:span><text:span text:style-name="T1"><text:line-break/></text:span><text:span text:style-name="T1">notification</text:span></text:p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4.8cm" svg:height="1.4cm" svg:x="2.9cm" svg:y="0.6cm">
          <text:p text:style-name="P1"><text:span text:style-name="T1">SAS Laun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9cm" svg:height="1.7cm" svg:x="2.4cm" svg:y="3.1cm">
          <text:p text:style-name="P1"><text:span text:style-name="T1">Generate Key Pair, </text:span><text:span text:style-name="T1"><text:line-break/></text:span><text:span text:style-name="T1">X.509 Certific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cm" svg:height="1.2cm" svg:x="2.4cm" svg:y="5.7cm">
          <text:p text:style-name="P1"><text:span text:style-name="T1">Register with ES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cm" svg:height="2.491cm" svg:x="3.6cm" svg:y="8.9cm">
          <text:p text:style-name="P1"><text:span text:style-name="T1">Heartbeat</text:span><text:span text:style-name="T1"><text:line-break/></text:span><text:span text:style-name="T1">pend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3.6cm" svg:height="0.9cm" svg:x="8.8cm" svg:y="9.7cm">
          <text:p text:style-name="P1"><text:span text:style-name="T1">Send heartbea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cm" svg:height="2.424cm" svg:x="3.7cm" svg:y="12.1cm">
          <text:p text:style-name="P1"><text:span text:style-name="T1">Notification</text:span></text:p>
          <text:p text:style-name="P1"><text:span text:style-name="T1">From ESC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3.477cm" svg:height="2.341cm" svg:x="3.763cm" svg:y="15.192cm">
          <text:p text:style-name="P1"><text:span text:style-name="T1">SAS info</text:span><text:span text:style-name="T1"><text:line-break/></text:span><text:span text:style-name="T1">chan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3.712cm" svg:height="2.5cm" svg:x="3.6cm" svg:y="19cm">
          <text:p text:style-name="P1"><text:span text:style-name="T1">Need to</text:span><text:span text:style-name="T1"><text:line-break/></text:span><text:span text:style-name="T1">de-regis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7.4cm" svg:height="1.2cm" draw:transform="rotate (1.5707963267949) translate (0.2cm 7.6cm)">
          <text:p text:style-name="P1"><text:span text:style-name="T1">Initiation ph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7.4cm" svg:height="13.5cm" draw:transform="rotate (1.5707963267949) translate (1.4cm 7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olygon draw:style-name="gr12" draw:text-style-name="P4" draw:layer="layout" svg:width="4.299cm" svg:height="1.699cm" svg:x="3.3cm" svg:y="23.5cm" svg:viewBox="0 0 4300 1700" draw:points="0,1700 4300,1700 4300,0 0,0">
              <text:p/>
            </draw:polygon>
            <draw:path draw:style-name="gr13" draw:text-style-name="P5" draw:layer="layout" svg:width="4.299cm" svg:height="1.699cm" svg:x="3.3cm" svg:y="23.5cm" svg:viewBox="0 0 4300 1700" svg:d="M0 1700h4300v-1700h-4300zM536 1700v-1700M3762 1700v-1700">
              <text:p/>
            </draw:path>
          </draw:g>
          <draw:frame draw:style-name="gr14" draw:text-style-name="P7" draw:layer="layout" svg:width="3.224cm" svg:height="1.7cm" svg:x="3.836cm" svg:y="23.5cm">
            <draw:text-box>
              <text:p text:style-name="P6"><text:span text:style-name="T2">De-register from ESC</text:span></text:p>
            </draw:text-box>
          </draw:frame>
        </draw:g>
        <draw:line draw:style-name="gr15" draw:text-style-name="P5" draw:layer="layout" svg:x1="7.3cm" svg:y1="13.3cm" svg:x2="8.8cm" svg:y2="13.3cm">
          <text:p><text:span text:style-name="T3">Yes</text:span></text:p>
          <text:p><text:span text:style-name="T3"/></text:p>
        </draw:line>
        <draw:line draw:style-name="gr16" draw:text-style-name="P5" draw:layer="layout" svg:x1="5.4cm" svg:y1="2.1cm" svg:x2="5.4cm" svg:y2="3.1cm">
          <text:p/>
        </draw:line>
        <draw:line draw:style-name="gr16" draw:text-style-name="P5" draw:layer="layout" svg:x1="5.4cm" svg:y1="4.8cm" svg:x2="5.4cm" svg:y2="5.7cm">
          <text:p/>
        </draw:line>
        <draw:line draw:style-name="gr16" draw:text-style-name="P5" draw:layer="layout" svg:x1="5.47cm" svg:y1="6.923cm" svg:x2="5.47cm" svg:y2="8.923cm">
          <text:p/>
        </draw:line>
        <draw:line draw:style-name="gr15" draw:text-style-name="P5" draw:layer="layout" svg:x1="7.3cm" svg:y1="10.146cm" svg:x2="8.8cm" svg:y2="10.146cm">
          <text:p><text:span text:style-name="T3">Yes</text:span></text:p>
          <text:p><text:span text:style-name="T3"/></text:p>
        </draw:line>
        <draw:polyline draw:style-name="gr15" draw:text-style-name="P5" draw:layer="layout" svg:width="0cm" svg:height="0.699cm" svg:x="5.5cm" svg:y="11.4cm" svg:viewBox="0 0 0 700" draw:points="0,0 0,0 0,700">
          <text:p text:style-name="P8"><text:span text:style-name="T3"><text:s text:c="3"/></text:span></text:p>
        </draw:polyline>
        <draw:polyline draw:style-name="gr16" draw:text-style-name="P5" draw:layer="layout" svg:width="0cm" svg:height="0.699cm" svg:x="5.5cm" svg:y="14.5cm" svg:viewBox="0 0 0 700" draw:points="0,0 0,0 0,700">
          <text:p/>
        </draw:polyline>
        <draw:custom-shape draw:style-name="gr1" draw:text-style-name="P2" draw:layer="layout" svg:width="3.6cm" svg:height="1.1cm" draw:transform="rotate (-3.14141812066459) translate (12.4cm 16.896cm)">
          <text:p text:style-name="P1"><text:span text:style-name="T1">Send new info</text:span><text:span text:style-name="T1"><text:line-break/></text:span><text:span text:style-name="T1">to ESC</text:span></text:p>
          <draw:enhanced-geometry svg:viewBox="0 0 21600 21600" draw:mirror-vertical="true" draw:type="rectangle" draw:enhanced-path="M 0 0 L 21600 0 21600 21600 0 21600 0 0 Z N"/>
        </draw:custom-shape>
        <draw:polyline draw:style-name="gr16" draw:text-style-name="P5" draw:layer="layout" svg:width="12.019cm" svg:height="8.336cm" draw:transform="rotate (-1.5707963267949) translate (13.8cm 8.28cm)" svg:viewBox="0 0 12020 8337" draw:points="12020,0 0,0 0,8337">
          <text:p/>
        </draw:polyline>
        <draw:line draw:style-name="gr16" draw:text-style-name="P5" draw:layer="layout" svg:x1="12.42cm" svg:y1="10.1cm" svg:x2="13.8cm" svg:y2="10.1cm">
          <text:p/>
        </draw:line>
        <draw:line draw:style-name="gr16" draw:text-style-name="P5" draw:layer="layout" svg:x1="12.42cm" svg:y1="13.2cm" svg:x2="13.8cm" svg:y2="13.2cm">
          <text:p/>
        </draw:line>
        <draw:line draw:style-name="gr16" draw:text-style-name="P5" draw:layer="layout" svg:x1="12.52cm" svg:y1="16.3cm" svg:x2="13.9cm" svg:y2="16.3cm">
          <text:p/>
        </draw:line>
        <draw:line draw:style-name="gr15" draw:text-style-name="P5" draw:layer="layout" svg:x1="7.2cm" svg:y1="16.364cm" svg:x2="8.8cm" svg:y2="16.364cm">
          <text:p><text:span text:style-name="T3">Yes</text:span></text:p>
          <text:p><text:span text:style-name="T3"/></text:p>
        </draw:line>
        <draw:line draw:style-name="gr15" draw:text-style-name="P5" draw:layer="layout" svg:x1="7.34cm" svg:y1="20.28cm" svg:x2="13.8cm" svg:y2="20.28cm">
          <text:p><text:span text:style-name="T3">No</text:span></text:p>
          <text:p><text:span text:style-name="T3"/></text:p>
        </draw:line>
        <draw:polyline draw:style-name="gr16" draw:text-style-name="P5" draw:layer="layout" svg:width="0cm" svg:height="1.399cm" svg:x="5.5cm" svg:y="17.6cm" svg:viewBox="0 0 0 1400" draw:points="0,0 0,0 0,1400">
          <text:p/>
        </draw:polyline>
        <draw:polyline draw:style-name="gr17" draw:text-style-name="P5" draw:layer="layout" svg:width="0cm" svg:height="1.979cm" svg:x="5.44cm" svg:y="21.52cm" svg:viewBox="0 0 0 1980" draw:points="0,0 0,0 0,1980">
          <text:p><text:span text:style-name="T3"><text:s/></text:span></text:p>
        </draw:polyline>
        <draw:custom-shape draw:style-name="gr18" draw:text-style-name="P3" draw:layer="layout" svg:width="13.9cm" svg:height="1.2cm" draw:transform="rotate (1.5707963267949) translate (0.2cm 21.5cm)">
          <text:p text:style-name="P1"><text:span text:style-name="T1">Normal operation ph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13.9cm" svg:height="13.5cm" draw:transform="rotate (1.5707963267949) translate (1.4cm 2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4.3cm" svg:height="13.5cm" draw:transform="rotate (1.5707963267949) translate (1.4cm 2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4.3cm" svg:height="1.2cm" draw:transform="rotate (1.5707963267949) translate (0.2cm 25.8cm)">
          <text:p text:style-name="P1"><text:span text:style-name="T1">End-of-life ph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997cm" svg:height="0.683cm" svg:x="5.503cm" svg:y="11.3cm">
          <draw:text-box>
            <text:p><text:span text:style-name="T4">No</text:span></text:p>
          </draw:text-box>
        </draw:frame>
        <draw:frame draw:style-name="gr23" draw:text-style-name="P9" draw:layer="layout" svg:width="0.997cm" svg:height="0.8cm" svg:x="5.6cm" svg:y="14.5cm">
          <draw:text-box>
            <text:p><text:span text:style-name="T4">No</text:span></text:p>
          </draw:text-box>
        </draw:frame>
        <draw:frame draw:style-name="gr23" draw:text-style-name="P9" draw:layer="layout" svg:width="0.997cm" svg:height="0.8cm" svg:x="5.6cm" svg:y="17.8cm">
          <draw:text-box>
            <text:p><text:span text:style-name="T4">No</text:span></text:p>
          </draw:text-box>
        </draw:frame>
        <draw:frame draw:style-name="gr24" draw:text-style-name="P9" draw:layer="layout" svg:width="1.297cm" svg:height="1.115cm" svg:x="5.603cm" svg:y="22.1cm">
          <draw:text-box>
            <text:p><text:span text:style-name="T4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5cm" fo:page-height="2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1:03:56.524220767</meta:creation-date>
    <dc:date>2017-11-06T17:29:20.630300747</dc:date>
    <meta:editing-duration>PT39M46S</meta:editing-duration>
    <meta:editing-cycles>8</meta:editing-cycles>
    <meta:generator>LibreOffice/5.4.2.2$MacOSX_X86_64 LibreOffice_project/22b09f6418e8c2d508a9eaf86b2399209b0990f4</meta:generator>
    <meta:document-statistic meta:object-count="40"/>
  </office:meta>
</office:document-meta>
</file>